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C000001065774280E1BAC51D7.png" manifest:media-type="image/png"/>
  <manifest:file-entry manifest:full-path="Pictures/1000064200001A0C00001B14B129A7063D54181C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6cm" fo:min-width="3.641cm"/>
    </style:style>
    <style:style style:name="gr2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2.442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Padrão_5f_1_5f_1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259cm" fo:min-width="2.007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161cm" fo:min-width="0.928cm"/>
    </style:style>
    <style:style style:name="gr8" style:family="graphic" style:parent-style-name="Padrão_5f_1_5f_1">
      <style:graphic-properties draw:textarea-horizontal-align="justify" draw:textarea-vertical-align="middle" draw:auto-grow-height="false" fo:min-height="1.525cm" fo:min-width="1.274cm"/>
    </style:style>
    <style:style style:name="gr9" style:family="graphic" style:parent-style-name="Padrão_5f_1_5f_1">
      <style:graphic-properties draw:textarea-horizontal-align="justify" draw:textarea-vertical-align="middle" draw:auto-grow-height="false" fo:min-height="1.502cm" fo:min-width="0.966cm"/>
    </style:style>
    <style:style style:name="gr10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3.813cm"/>
    </style:style>
    <style:style style:name="gr11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6cm" fo:min-width="1.081cm"/>
    </style:style>
    <style:style style:name="gr12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1.083cm"/>
    </style:style>
    <style:style style:name="gr13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14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1.081cm"/>
    </style:style>
    <style:style style:name="gr15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748cm" fo:min-width="1.083cm"/>
    </style:style>
    <style:style style:name="gr16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1.082cm"/>
    </style:style>
    <style:style style:name="gr17" style:family="graphic" style:parent-style-name="Padrão_5f_1_5f_1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3.202cm" fo:min-width="1.036cm"/>
    </style:style>
    <style:style style:name="gr19" style:family="graphic" style:parent-style-name="Objeto_20_sem_20_preenchimento_5f_1">
      <style:graphic-properties draw:marker-end="Arrow" draw:marker-end-width="0.3cm" draw:fill="none" draw:textarea-vertical-align="middle"/>
    </style:style>
    <style:style style:name="gr20" style:family="graphic" style:parent-style-name="Padrão_5f_1_5f_1">
      <style:graphic-properties draw:stroke="none" draw:fill="none" fo:min-height="1.15cm"/>
    </style:style>
    <style:style style:name="gr21" style:family="graphic" style:parent-style-name="Objeto_20_sem_20_preenchimento_20_nem_20_linha">
      <style:graphic-properties draw:stroke="none" svg:stroke-color="#ffffff" draw:fill="none" draw:fill-color="#2a609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6cm" fo:min-width="1cm"/>
    </style:style>
    <style:style style:name="gr23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058cm" fo:min-width="1.083cm"/>
    </style:style>
    <style:style style:name="gr24" style:family="graphic" style:parent-style-name="Objeto_20_sem_20_preenchimento_20_nem_20_linha">
      <style:graphic-properties draw:stroke="none" svg:stroke-color="#ffffff" draw:fill="none" draw:fill-color="#2a609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Objeto_20_sem_20_preenchimento_5f_1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textarea-horizontal-align="justify" draw:textarea-vertical-align="middle" draw:auto-grow-height="false" fo:min-height="1.502cm" fo:min-width="0.966cm"/>
    </style:style>
    <style:style style:name="gr2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28" style:family="graphic" style:parent-style-name="standard">
      <style:graphic-properties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language="en" fo:country="GB" style:text-underline-style="none" fo:font-weight="normal" style:font-weight-asian="normal" style:font-weight-complex="normal"/>
    </style:style>
    <style:style style:name="P8" style:family="paragraph">
      <style:paragraph-properties fo:text-align="center" style:writing-mode="lr-tb"/>
      <style:text-properties fo:font-size="18pt"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 draw:fill-color="#2a6099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22pt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language="en" fo:country="GB"/>
    </style:style>
    <style:style style:name="T4" style:family="text">
      <style:text-properties style:text-position="-33% 58%" fo:language="en" fo:country="GB"/>
    </style:style>
    <style:style style:name="T5" style:family="text">
      <style:text-properties fo:language="en" fo:country="GB" style:text-underline-style="none" fo:font-weight="normal" style:font-weight-asian="normal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/>
    </style:style>
    <style:style style:name="T9" style:family="text">
      <style:text-properties fo:font-size="22pt"/>
    </style:style>
    <style:style style:name="T10" style:family="text">
      <style:text-properties style:text-position="-33% 58%" style:font-name="Liberation Serif" fo:font-size="22pt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frame draw:style-name="gr1" draw:text-style-name="P1" draw:layer="layout" svg:width="4.141cm" svg:height="1.516cm" svg:x="18.099cm" svg:y="5.276cm">
          <draw:text-box>
            <text:p><text:span text:style-name="T1">I</text:span><text:span text:style-name="T2">b</text:span></text:p>
          </draw:text-box>
        </draw:frame>
        <draw:frame draw:style-name="gr2" draw:text-style-name="P1" draw:layer="layout" svg:width="2.942cm" svg:height="1.517cm" svg:x="18.549cm" svg:y="9.689cm">
          <draw:text-box>
            <text:p><text:span text:style-name="T1">I</text:span><text:span text:style-name="T2">d</text:span></text:p>
          </draw:text-box>
        </draw:frame>
        <draw:line draw:style-name="gr3" draw:text-style-name="P2" draw:layer="layout" svg:x1="11cm" svg:y1="11.8cm" svg:x2="11cm" svg:y2="12.9cm">
          <text:p/>
        </draw:line>
        <draw:connector draw:style-name="gr4" draw:text-style-name="P3" draw:layer="layout" svg:x1="6.138cm" svg:y1="2.066cm" svg:x2="4.199cm" svg:y2="3.556cm" draw:start-shape="id1" draw:start-glue-point="3" draw:end-shape="id2" draw:end-glue-point="4" svg:d="M6138 2066h-1939v1490" svg:viewBox="0 0 1940 1491">
          <text:p/>
        </draw:connector>
        <draw:connector draw:style-name="gr4" draw:text-style-name="P3" draw:layer="layout" svg:x1="4.199cm" svg:y1="6.065cm" svg:x2="6.2cm" svg:y2="7.466cm" draw:start-shape="id2" draw:start-glue-point="8" draw:end-shape="id3" draw:end-glue-point="3" svg:d="M4199 6065v1401h2001" svg:viewBox="0 0 2002 1402">
          <text:p/>
        </draw:connector>
        <draw:connector draw:style-name="gr4" draw:text-style-name="P3" draw:layer="layout" svg:x1="11.018cm" svg:y1="6.628cm" svg:x2="12.6cm" svg:y2="7.433cm" draw:start-shape="id4" draw:start-glue-point="2" draw:end-shape="id5" svg:d="M11018 6628v805h1582" svg:viewBox="0 0 1583 806">
          <text:p/>
        </draw:connector>
        <draw:g xml:id="id7" draw:id="id7">
          <draw:custom-shape draw:style-name="gr5" draw:text-style-name="P3" draw:layer="layout" svg:width="2.507cm" svg:height="2.509cm" svg:x="15.94cm" svg:y="8.898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17.194cm" svg:y1="10.996cm" svg:x2="17.194cm" svg:y2="9.274cm">
            <text:p/>
          </draw:line>
        </draw:g>
        <draw:frame draw:style-name="gr7" draw:text-style-name="P5" draw:layer="layout" svg:width="1.428cm" svg:height="1.411cm" svg:x="1.9cm" svg:y="4.3cm">
          <draw:text-box>
            <text:p><text:span text:style-name="T3">V</text:span><text:span text:style-name="T4">a</text:span></text:p>
          </draw:text-box>
        </draw:frame>
        <draw:custom-shape draw:style-name="gr8" draw:text-style-name="P7" xml:id="id2" draw:id="id2" draw:layer="layout" svg:width="2.508cm" svg:height="2.509cm" svg:x="2.945cm" svg:y="3.556cm">
          <text:p text:style-name="P6"><text:span text:style-name="T5">+</text:span></text:p>
          <text:p text:style-name="P6"><text:span text:style-name="T5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6" draw:id="id6" draw:layer="layout" svg:width="2.93cm" svg:height="3.503cm" svg:x="9.524cm" svg:y="8.494cm">
          <text:p text:style-name="P6"><text:span text:style-name="T1">+</text:span></text:p>
          <text:p text:style-name="P6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" draw:layer="layout" svg:width="4.313cm" svg:height="1.517cm" svg:x="11.458cm" svg:y="11.435cm">
          <draw:text-box>
            <text:p><text:span text:style-name="T6">V</text:span><text:span text:style-name="T7">c</text:span><text:span text:style-name="T1"> </text:span></text:p>
          </draw:text-box>
        </draw:frame>
        <draw:connector draw:style-name="gr4" draw:text-style-name="P9" draw:layer="layout" svg:x1="9.162cm" svg:y1="7.466cm" svg:x2="10.989cm" svg:y2="8.494cm" draw:start-shape="id3" draw:end-shape="id6" draw:end-glue-point="4" svg:d="M9162 7466h1827v1028" svg:viewBox="0 0 1828 1029">
          <text:p/>
        </draw:connector>
        <draw:connector draw:style-name="gr4" draw:text-style-name="P9" draw:layer="layout" svg:x1="15.6cm" svg:y1="7.433cm" svg:x2="17.193cm" svg:y2="8.899cm" draw:start-shape="id5" draw:start-glue-point="1" draw:end-shape="id7" draw:end-glue-point="0" svg:d="M15600 7433h1593v1466" svg:viewBox="0 0 1594 1467">
          <text:p/>
        </draw:connector>
        <draw:connector draw:style-name="gr4" draw:text-style-name="P9" draw:layer="layout" svg:x1="15.5cm" svg:y1="2.033cm" svg:x2="17.206cm" svg:y2="7.278cm" draw:start-shape="id8" draw:start-glue-point="1" draw:end-shape="id9" draw:end-glue-point="4" svg:d="M15500 2033h1706v5245" svg:viewBox="0 0 1707 5246">
          <text:p/>
        </draw:connector>
        <draw:connector draw:style-name="gr4" draw:text-style-name="P9" draw:layer="layout" draw:line-skew="-0.725cm" svg:x1="4.199cm" svg:y1="8.88cm" svg:x2="6.2cm" svg:y2="7.466cm" draw:end-shape="id3" draw:end-glue-point="3" svg:d="M4199 8880h1v-1414h2000" svg:viewBox="0 0 2002 1415">
          <text:p/>
        </draw:connector>
        <draw:connector draw:style-name="gr4" draw:text-style-name="P9" draw:layer="layout" svg:x1="4.291cm" svg:y1="11.619cm" svg:x2="5.938cm" svg:y2="12.966cm" draw:start-shape="id10" draw:start-glue-point="2" draw:end-shape="id11" draw:end-glue-point="3" svg:d="M4291 11619v1347h1647" svg:viewBox="0 0 1648 1348">
          <text:p/>
        </draw:connector>
        <draw:frame draw:style-name="gr11" draw:text-style-name="P10" draw:layer="layout" svg:width="1.581cm" svg:height="1.516cm" svg:x="7.2cm" svg:y="2.3cm">
          <draw:text-box>
            <text:p>R<text:span text:style-name="T8">1</text:span></text:p>
          </draw:text-box>
        </draw:frame>
        <draw:frame draw:style-name="gr12" draw:text-style-name="P10" draw:layer="layout" svg:width="1.583cm" svg:height="1.517cm" svg:x="13.294cm" svg:y="7.586cm">
          <draw:text-box>
            <text:p>R<text:span text:style-name="T8">5</text:span></text:p>
          </draw:text-box>
        </draw:frame>
        <draw:frame draw:style-name="gr13" draw:text-style-name="P10" draw:layer="layout" svg:width="1.582cm" svg:height="1.517cm" svg:x="6.946cm" svg:y="7.805cm">
          <draw:text-box>
            <text:p>R<text:span text:style-name="T8">4</text:span></text:p>
          </draw:text-box>
        </draw:frame>
        <draw:frame draw:style-name="gr14" draw:text-style-name="P10" draw:layer="layout" svg:width="1.581cm" svg:height="1.517cm" svg:x="11.019cm" svg:y="5.9cm">
          <draw:text-box>
            <text:p>R<text:span text:style-name="T8">3</text:span></text:p>
          </draw:text-box>
        </draw:frame>
        <draw:frame draw:style-name="gr15" draw:text-style-name="P10" draw:layer="layout" svg:width="1.583cm" svg:height="1.998cm" svg:x="13.2cm" svg:y="2.302cm">
          <draw:text-box>
            <text:p>R<text:span text:style-name="T8">2</text:span></text:p>
          </draw:text-box>
        </draw:frame>
        <draw:frame draw:style-name="gr16" draw:text-style-name="P10" draw:layer="layout" svg:width="1.582cm" svg:height="1.517cm" svg:x="2.6cm" svg:y="9.8cm">
          <draw:text-box>
            <text:p>R<text:span text:style-name="T8">6</text:span></text:p>
          </draw:text-box>
        </draw:frame>
        <draw:custom-shape draw:style-name="gr17" draw:text-style-name="P9" draw:layer="layout" svg:width="0.319cm" svg:height="0.351cm" svg:x="10.818cm" svg:y="7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xml:id="id9" draw:id="id9" draw:layer="layout" svg:width="0.318cm" svg:height="0.352cm" svg:x="17.047cm" svg:y="7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318cm" svg:height="0.352cm" svg:x="4.012cm" svg:y="7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0" draw:layer="layout" svg:width="1.536cm" svg:height="3.452cm" svg:x="9.465cm" svg:y="3.531cm">
          <draw:text-box>
            <text:p>+</text:p>
            <text:p>V<text:span text:style-name="T8">b</text:span></text:p>
            <text:p>-</text:p>
          </draw:text-box>
        </draw:frame>
        <draw:line draw:style-name="gr19" draw:text-style-name="P11" draw:layer="layout" svg:x1="4.9cm" svg:y1="9.031cm" svg:x2="4.9cm" svg:y2="11.6cm">
          <text:p/>
        </draw:line>
        <draw:frame draw:style-name="gr20" draw:text-style-name="P12" draw:layer="layout" svg:width="0.9cm" svg:height="1.4cm" svg:x="4.9cm" svg:y="9.3cm">
          <draw:text-box>
            <text:p><text:span text:style-name="T6">I</text:span><text:span text:style-name="T7">c</text:span></text:p>
          </draw:text-box>
        </draw:frame>
        <draw:frame draw:style-name="gr21" draw:text-style-name="P13" draw:layer="layout" svg:width="2.195cm" svg:height="2.281cm" svg:x="13.14cm" svg:y="9.313cm">
          <draw:image xlink:href="Pictures/1000064200001A0C00001B14B129A7063D54181C.svg" xlink:type="simple" xlink:show="embed" xlink:actuate="onLoad">
            <text:p/>
          </draw:image>
          <draw:image xlink:href="Pictures/10000201000000FC000001065774280E1BAC51D7.png" xlink:type="simple" xlink:show="embed" xlink:actuate="onLoad"/>
        </draw:frame>
        <draw:frame draw:style-name="gr22" draw:text-style-name="P10" draw:layer="layout" svg:width="1.5cm" svg:height="1.516cm" svg:x="6.9cm" svg:y="13.284cm">
          <draw:text-box>
            <text:p>R<text:span text:style-name="T8">7</text:span></text:p>
          </draw:text-box>
        </draw:frame>
        <draw:frame draw:style-name="gr23" draw:text-style-name="P14" draw:layer="layout" svg:width="1.583cm" svg:height="1.308cm" svg:x="13.626cm" svg:y="4.293cm">
          <draw:text-box>
            <text:p><text:span text:style-name="T9">I</text:span><text:span text:style-name="T10">β</text:span></text:p>
          </draw:text-box>
        </draw:frame>
        <draw:frame draw:style-name="gr24" draw:text-style-name="P13" draw:layer="layout" svg:width="2.406cm" svg:height="2.5cm" draw:transform="rotate (-3.14159265358979) translate (8.748cm 11.702cm)">
          <draw:image xlink:href="Pictures/1000064200001A0C00001B14B129A7063D54181C.svg" xlink:type="simple" xlink:show="embed" xlink:actuate="onLoad">
            <text:p/>
          </draw:image>
          <draw:image xlink:href="Pictures/10000201000000FC000001065774280E1BAC51D7.png" xlink:type="simple" xlink:show="embed" xlink:actuate="onLoad"/>
        </draw:frame>
        <draw:frame draw:style-name="gr21" draw:text-style-name="P13" draw:layer="layout" svg:width="2.432cm" svg:height="2.527cm" svg:x="12.86cm" svg:y="3.601cm">
          <draw:image xlink:href="Pictures/1000064200001A0C00001B14B129A7063D54181C.svg" xlink:type="simple" xlink:show="embed" xlink:actuate="onLoad">
            <text:p/>
          </draw:image>
          <draw:image xlink:href="Pictures/10000201000000FC000001065774280E1BAC51D7.png" xlink:type="simple" xlink:show="embed" xlink:actuate="onLoad"/>
        </draw:frame>
        <draw:frame draw:style-name="gr21" draw:text-style-name="P13" draw:layer="layout" svg:width="2.479cm" svg:height="2.576cm" svg:x="6.428cm" svg:y="3.756cm">
          <draw:image xlink:href="Pictures/1000064200001A0C00001B14B129A7063D54181C.svg" xlink:type="simple" xlink:show="embed" xlink:actuate="onLoad">
            <text:p/>
          </draw:image>
          <draw:image xlink:href="Pictures/10000201000000FC000001065774280E1BAC51D7.png" xlink:type="simple" xlink:show="embed" xlink:actuate="onLoad"/>
        </draw:frame>
        <draw:frame draw:style-name="gr23" draw:text-style-name="P14" draw:layer="layout" svg:width="1.583cm" svg:height="1.308cm" svg:x="7.213cm" svg:y="9.708cm">
          <draw:text-box>
            <text:p><text:span text:style-name="T9">I</text:span><text:span text:style-name="T10">δ</text:span></text:p>
          </draw:text-box>
        </draw:frame>
        <draw:frame draw:style-name="gr23" draw:text-style-name="P14" draw:layer="layout" svg:width="1.583cm" svg:height="1.308cm" svg:x="13.749cm" svg:y="9.841cm">
          <draw:text-box>
            <text:p><text:span text:style-name="T9">I</text:span><text:span text:style-name="T10">α</text:span></text:p>
          </draw:text-box>
        </draw:frame>
        <draw:frame draw:style-name="gr23" draw:text-style-name="P14" draw:layer="layout" svg:width="1.583cm" svg:height="1.308cm" svg:x="7.317cm" svg:y="4.357cm">
          <draw:text-box>
            <text:p><text:span text:style-name="T9">I</text:span><text:span text:style-name="T10">γ</text:span></text:p>
          </draw:text-box>
        </draw:frame>
        <draw:g xml:id="id1" draw:id="id1">
          <draw:line draw:style-name="gr25" draw:text-style-name="P11" draw:layer="layout" svg:x1="6.138cm" svg:y1="2.029cm" svg:x2="6.417cm" svg:y2="1.533cm">
            <text:p/>
          </draw:line>
          <draw:line draw:style-name="gr25" draw:text-style-name="P11" draw:layer="layout" svg:x1="6.997cm" svg:y1="2.543cm" svg:x2="6.411cm" svg:y2="1.534cm">
            <text:p/>
          </draw:line>
          <draw:line draw:style-name="gr25" draw:text-style-name="P11" draw:layer="layout" svg:x1="8.145cm" svg:y1="2.6cm" svg:x2="8.731cm" svg:y2="1.591cm">
            <text:p/>
          </draw:line>
          <draw:line draw:style-name="gr25" draw:text-style-name="P11" draw:layer="layout" svg:x1="6.969cm" svg:y1="2.567cm" svg:x2="7.555cm" svg:y2="1.558cm">
            <text:p/>
          </draw:line>
          <draw:line draw:style-name="gr25" draw:text-style-name="P11" draw:layer="layout" svg:x1="8.17cm" svg:y1="2.594cm" svg:x2="7.584cm" svg:y2="1.585cm">
            <text:p/>
          </draw:line>
          <draw:line draw:style-name="gr25" draw:text-style-name="P11" draw:layer="layout" svg:x1="9.332cm" svg:y1="2.595cm" svg:x2="8.746cm" svg:y2="1.586cm">
            <text:p/>
          </draw:line>
          <draw:line draw:style-name="gr25" draw:text-style-name="P11" draw:layer="layout" svg:x1="9.321cm" svg:y1="2.545cm" svg:x2="9.6cm" svg:y2="2.049cm">
            <text:p/>
          </draw:line>
        </draw:g>
        <draw:g xml:id="id5" draw:id="id5">
          <draw:line draw:style-name="gr25" draw:text-style-name="P11" draw:layer="layout" svg:x1="12.6cm" svg:y1="7.396cm" svg:x2="12.842cm" svg:y2="6.9cm">
            <text:p/>
          </draw:line>
          <draw:line draw:style-name="gr25" draw:text-style-name="P11" draw:layer="layout" svg:x1="13.345cm" svg:y1="7.91cm" svg:x2="12.837cm" svg:y2="6.901cm">
            <text:p/>
          </draw:line>
          <draw:line draw:style-name="gr25" draw:text-style-name="P11" draw:layer="layout" svg:x1="14.34cm" svg:y1="7.967cm" svg:x2="14.848cm" svg:y2="6.958cm">
            <text:p/>
          </draw:line>
          <draw:line draw:style-name="gr25" draw:text-style-name="P11" draw:layer="layout" svg:x1="13.32cm" svg:y1="7.934cm" svg:x2="13.828cm" svg:y2="6.925cm">
            <text:p/>
          </draw:line>
          <draw:line draw:style-name="gr25" draw:text-style-name="P11" draw:layer="layout" svg:x1="14.361cm" svg:y1="7.961cm" svg:x2="13.853cm" svg:y2="6.952cm">
            <text:p/>
          </draw:line>
          <draw:line draw:style-name="gr25" draw:text-style-name="P11" draw:layer="layout" svg:x1="15.368cm" svg:y1="7.962cm" svg:x2="14.86cm" svg:y2="6.953cm">
            <text:p/>
          </draw:line>
          <draw:line draw:style-name="gr25" draw:text-style-name="P11" draw:layer="layout" svg:x1="15.358cm" svg:y1="7.912cm" svg:x2="15.6cm" svg:y2="7.416cm">
            <text:p/>
          </draw:line>
        </draw:g>
        <draw:g xml:id="id8" draw:id="id8">
          <draw:line draw:style-name="gr25" draw:text-style-name="P11" draw:layer="layout" svg:x1="12.538cm" svg:y1="1.996cm" svg:x2="12.776cm" svg:y2="1.5cm">
            <text:p/>
          </draw:line>
          <draw:line draw:style-name="gr25" draw:text-style-name="P11" draw:layer="layout" svg:x1="13.273cm" svg:y1="2.51cm" svg:x2="12.772cm" svg:y2="1.501cm">
            <text:p/>
          </draw:line>
          <draw:line draw:style-name="gr25" draw:text-style-name="P11" draw:layer="layout" svg:x1="14.255cm" svg:y1="2.567cm" svg:x2="14.756cm" svg:y2="1.558cm">
            <text:p/>
          </draw:line>
          <draw:line draw:style-name="gr25" draw:text-style-name="P11" draw:layer="layout" svg:x1="13.249cm" svg:y1="2.534cm" svg:x2="13.75cm" svg:y2="1.525cm">
            <text:p/>
          </draw:line>
          <draw:line draw:style-name="gr25" draw:text-style-name="P11" draw:layer="layout" svg:x1="14.276cm" svg:y1="2.561cm" svg:x2="13.775cm" svg:y2="1.552cm">
            <text:p/>
          </draw:line>
          <draw:line draw:style-name="gr25" draw:text-style-name="P11" draw:layer="layout" svg:x1="15.27cm" svg:y1="2.562cm" svg:x2="14.769cm" svg:y2="1.553cm">
            <text:p/>
          </draw:line>
          <draw:line draw:style-name="gr25" draw:text-style-name="P11" draw:layer="layout" svg:x1="15.262cm" svg:y1="2.512cm" svg:x2="15.5cm" svg:y2="2.016cm">
            <text:p/>
          </draw:line>
        </draw:g>
        <draw:g xml:id="id3" draw:id="id3">
          <draw:line draw:style-name="gr25" draw:text-style-name="P11" draw:layer="layout" svg:x1="6.2cm" svg:y1="7.429cm" svg:x2="6.438cm" svg:y2="6.933cm">
            <text:p/>
          </draw:line>
          <draw:line draw:style-name="gr25" draw:text-style-name="P11" draw:layer="layout" svg:x1="6.935cm" svg:y1="7.943cm" svg:x2="6.434cm" svg:y2="6.934cm">
            <text:p/>
          </draw:line>
          <draw:line draw:style-name="gr25" draw:text-style-name="P11" draw:layer="layout" svg:x1="7.917cm" svg:y1="8cm" svg:x2="8.418cm" svg:y2="6.991cm">
            <text:p/>
          </draw:line>
          <draw:line draw:style-name="gr25" draw:text-style-name="P11" draw:layer="layout" svg:x1="6.911cm" svg:y1="7.967cm" svg:x2="7.412cm" svg:y2="6.958cm">
            <text:p/>
          </draw:line>
          <draw:line draw:style-name="gr25" draw:text-style-name="P11" draw:layer="layout" svg:x1="7.938cm" svg:y1="7.994cm" svg:x2="7.437cm" svg:y2="6.985cm">
            <text:p/>
          </draw:line>
          <draw:line draw:style-name="gr25" draw:text-style-name="P11" draw:layer="layout" svg:x1="8.932cm" svg:y1="7.995cm" svg:x2="8.431cm" svg:y2="6.986cm">
            <text:p/>
          </draw:line>
          <draw:line draw:style-name="gr25" draw:text-style-name="P11" draw:layer="layout" svg:x1="8.924cm" svg:y1="7.945cm" svg:x2="9.162cm" svg:y2="7.449cm">
            <text:p/>
          </draw:line>
        </draw:g>
        <draw:g xml:id="id11" draw:id="id11">
          <draw:line draw:style-name="gr25" draw:text-style-name="P11" draw:layer="layout" svg:x1="5.938cm" svg:y1="12.929cm" svg:x2="6.176cm" svg:y2="12.433cm">
            <text:p/>
          </draw:line>
          <draw:line draw:style-name="gr25" draw:text-style-name="P11" draw:layer="layout" svg:x1="6.673cm" svg:y1="13.443cm" svg:x2="6.172cm" svg:y2="12.434cm">
            <text:p/>
          </draw:line>
          <draw:line draw:style-name="gr25" draw:text-style-name="P11" draw:layer="layout" svg:x1="7.655cm" svg:y1="13.5cm" svg:x2="8.156cm" svg:y2="12.491cm">
            <text:p/>
          </draw:line>
          <draw:line draw:style-name="gr25" draw:text-style-name="P11" draw:layer="layout" svg:x1="6.649cm" svg:y1="13.467cm" svg:x2="7.15cm" svg:y2="12.458cm">
            <text:p/>
          </draw:line>
          <draw:line draw:style-name="gr25" draw:text-style-name="P11" draw:layer="layout" svg:x1="7.676cm" svg:y1="13.494cm" svg:x2="7.175cm" svg:y2="12.485cm">
            <text:p/>
          </draw:line>
          <draw:line draw:style-name="gr25" draw:text-style-name="P11" draw:layer="layout" svg:x1="8.67cm" svg:y1="13.495cm" svg:x2="8.169cm" svg:y2="12.486cm">
            <text:p/>
          </draw:line>
          <draw:line draw:style-name="gr25" draw:text-style-name="P11" draw:layer="layout" svg:x1="8.662cm" svg:y1="13.445cm" svg:x2="8.9cm" svg:y2="12.949cm">
            <text:p/>
          </draw:line>
        </draw:g>
        <draw:g xml:id="id10" draw:id="id10">
          <draw:line draw:style-name="gr25" draw:text-style-name="P11" draw:layer="layout" svg:x1="4.44cm" svg:y1="11.619cm" svg:x2="3.913cm" svg:y2="11.404cm">
            <text:p/>
          </draw:line>
          <draw:line draw:style-name="gr25" draw:text-style-name="P11" draw:layer="layout" svg:x1="4.856cm" svg:y1="10.94cm" svg:x2="3.915cm" svg:y2="11.408cm">
            <text:p/>
          </draw:line>
          <draw:line draw:style-name="gr25" draw:text-style-name="P11" draw:layer="layout" svg:x1="4.782cm" svg:y1="10.038cm" svg:x2="3.708cm" svg:y2="9.586cm">
            <text:p/>
          </draw:line>
          <draw:line draw:style-name="gr25" draw:text-style-name="P11" draw:layer="layout" svg:x1="4.882cm" svg:y1="10.962cm" svg:x2="3.808cm" svg:y2="10.51cm">
            <text:p/>
          </draw:line>
          <draw:line draw:style-name="gr25" draw:text-style-name="P11" draw:layer="layout" svg:x1="4.773cm" svg:y1="10.019cm" svg:x2="3.832cm" svg:y2="10.487cm">
            <text:p/>
          </draw:line>
          <draw:line draw:style-name="gr25" draw:text-style-name="P11" draw:layer="layout" svg:x1="4.641cm" svg:y1="9.106cm" svg:x2="3.7cm" svg:y2="9.574cm">
            <text:p/>
          </draw:line>
          <draw:line draw:style-name="gr25" draw:text-style-name="P11" draw:layer="layout" svg:x1="4.593cm" svg:y1="9.115cm" svg:x2="4.066cm" svg:y2="8.9cm">
            <text:p/>
          </draw:line>
        </draw:g>
        <draw:g xml:id="id4" draw:id="id4">
          <draw:line draw:style-name="gr25" draw:text-style-name="P11" draw:layer="layout" svg:x1="11.027cm" svg:y1="6.628cm" svg:x2="10.522cm" svg:y2="6.373cm">
            <text:p/>
          </draw:line>
          <draw:line draw:style-name="gr25" draw:text-style-name="P11" draw:layer="layout" svg:x1="11.513cm" svg:y1="5.821cm" svg:x2="10.523cm" svg:y2="6.377cm">
            <text:p/>
          </draw:line>
          <draw:line draw:style-name="gr25" draw:text-style-name="P11" draw:layer="layout" svg:x1="11.533cm" svg:y1="4.75cm" svg:x2="10.506cm" svg:y2="4.214cm">
            <text:p/>
          </draw:line>
          <draw:line draw:style-name="gr25" draw:text-style-name="P11" draw:layer="layout" svg:x1="11.537cm" svg:y1="5.848cm" svg:x2="10.51cm" svg:y2="5.312cm">
            <text:p/>
          </draw:line>
          <draw:line draw:style-name="gr25" draw:text-style-name="P11" draw:layer="layout" svg:x1="11.526cm" svg:y1="4.728cm" svg:x2="10.536cm" svg:y2="5.284cm">
            <text:p/>
          </draw:line>
          <draw:line draw:style-name="gr25" draw:text-style-name="P11" draw:layer="layout" svg:x1="11.49cm" svg:y1="3.645cm" svg:x2="10.5cm" svg:y2="4.201cm">
            <text:p/>
          </draw:line>
          <draw:line draw:style-name="gr25" draw:text-style-name="P11" draw:layer="layout" svg:x1="11.441cm" svg:y1="3.655cm" svg:x2="10.936cm" svg:y2="3.4cm">
            <text:p/>
          </draw:line>
        </draw:g>
        <draw:g>
          <draw:custom-shape draw:style-name="gr26" draw:text-style-name="P3" draw:layer="layout" svg:width="2.931cm" svg:height="3.503cm" svg:x="15.71cm" svg:y="2.99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27" draw:text-style-name="P4" draw:layer="layout" svg:x1="17.172cm" svg:y1="4.014cm" svg:x2="17.172cm" svg:y2="5.736cm">
            <text:p/>
          </draw:line>
        </draw:g>
        <draw:line draw:style-name="gr3" draw:text-style-name="P2" draw:layer="layout" svg:x1="9.6cm" svg:y1="2cm" svg:x2="12.5cm" svg:y2="2cm">
          <text:p/>
        </draw:line>
        <draw:custom-shape draw:style-name="gr17" draw:text-style-name="P9" draw:layer="layout" svg:width="0.319cm" svg:height="0.351cm" svg:x="10.9cm" svg:y="1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1cm" svg:y1="2.2cm" svg:x2="11.1cm" svg:y2="3.4cm">
          <text:p/>
        </draw:line>
        <draw:connector draw:style-name="gr28" draw:text-style-name="P9" draw:layer="layout" svg:x1="8.9cm" svg:y1="12.966cm" svg:x2="17.193cm" svg:y2="11.408cm" draw:start-shape="id11" draw:start-glue-point="1" draw:end-shape="id7" draw:end-glue-point="2" svg:d="M8900 12966h8293v-1558" svg:viewBox="0 0 8294 1559">
          <text:p/>
        </draw:connector>
        <draw:custom-shape draw:style-name="gr17" draw:text-style-name="P9" draw:layer="layout" svg:width="0.319cm" svg:height="0.352cm" svg:x="10.819cm" svg:y="12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Padrão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2T23:26:27.945939801</meta:creation-date>
    <meta:editing-duration>PT2M32S</meta:editing-duration>
    <meta:editing-cycles>3</meta:editing-cycles>
    <meta:generator>LibreOffice/6.0.7.3$Linux_X86_64 LibreOffice_project/00m0$Build-3</meta:generator>
    <dc:date>2021-03-22T23:28:13.932781703</dc:date>
    <meta:document-statistic meta:object-count="103"/>
  </office:meta>
</office:document-meta>
</file>